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automatic-styles>
    <style:style style:name="P1" style:family="paragraph" style:parent-style-name="Contents_20_3">
      <style:paragraph-properties>
        <style:tab-stops>
          <style:tab-stop style:position="6.2992in" style:type="right" style:leader-style="dotted" style:leader-text="."/>
        </style:tab-stops>
      </style:paragraph-properties>
    </style:style>
    <style:style style:name="P2" style:family="paragraph" style:parent-style-name="Heading_20_3">
      <style:paragraph-properties fo:break-before="page"/>
      <style:text-properties officeooo:rsid="001335e1" officeooo:paragraph-rsid="001799a8"/>
    </style:style>
    <style:style style:name="P3" style:family="paragraph" style:parent-style-name="Heading_20_3" style:list-style-name="">
      <style:text-properties officeooo:rsid="001335e1" officeooo:paragraph-rsid="001799a8"/>
    </style:style>
    <style:style style:name="P4" style:family="paragraph" style:parent-style-name="Heading_20_3">
      <style:text-properties officeooo:rsid="001929eb" officeooo:paragraph-rsid="001929eb"/>
    </style:style>
    <style:style style:name="P5" style:family="paragraph" style:parent-style-name="Heading_20_3" style:list-style-name=""/>
    <style:style style:name="P6" style:family="paragraph" style:parent-style-name="Heading_20_3">
      <style:paragraph-properties fo:break-before="page"/>
    </style:style>
    <style:style style:name="P7" style:family="paragraph" style:parent-style-name="Heading_20_3">
      <style:text-properties officeooo:paragraph-rsid="0025f35b"/>
    </style:style>
    <style:style style:name="P8" style:family="paragraph" style:parent-style-name="Standard">
      <style:text-properties officeooo:rsid="001335e1" officeooo:paragraph-rsid="001335e1"/>
    </style:style>
    <style:style style:name="P9" style:family="paragraph" style:parent-style-name="Standard">
      <style:text-properties officeooo:rsid="001335e1" officeooo:paragraph-rsid="0015a46b"/>
    </style:style>
    <style:style style:name="P10" style:family="paragraph" style:parent-style-name="Standard">
      <style:text-properties officeooo:rsid="0013b912" officeooo:paragraph-rsid="0015a46b"/>
    </style:style>
    <style:style style:name="P11" style:family="paragraph" style:parent-style-name="Standard">
      <style:text-properties officeooo:rsid="0013b912" officeooo:paragraph-rsid="001799a8"/>
    </style:style>
    <style:style style:name="P12" style:family="paragraph" style:parent-style-name="Standard">
      <style:text-properties officeooo:rsid="0015a46b" officeooo:paragraph-rsid="0015a46b"/>
    </style:style>
    <style:style style:name="P13" style:family="paragraph" style:parent-style-name="Standard">
      <style:text-properties officeooo:rsid="001799a8" officeooo:paragraph-rsid="001799a8"/>
    </style:style>
    <style:style style:name="P14" style:family="paragraph" style:parent-style-name="Standard">
      <style:text-properties officeooo:rsid="001799a8" officeooo:paragraph-rsid="00185864"/>
    </style:style>
    <style:style style:name="P15" style:family="paragraph" style:parent-style-name="Standard">
      <style:paragraph-properties fo:text-align="center" style:justify-single-word="false"/>
    </style:style>
    <style:style style:name="P16" style:family="paragraph" style:parent-style-name="Standard">
      <style:text-properties officeooo:rsid="00185864" officeooo:paragraph-rsid="00185864"/>
    </style:style>
    <style:style style:name="P17" style:family="paragraph" style:parent-style-name="Standard">
      <style:text-properties officeooo:rsid="001be14d" officeooo:paragraph-rsid="001be14d"/>
    </style:style>
    <style:style style:name="P18" style:family="paragraph" style:parent-style-name="Standard">
      <style:text-properties officeooo:rsid="001def46" officeooo:paragraph-rsid="001def46"/>
    </style:style>
    <style:style style:name="P19" style:family="paragraph" style:parent-style-name="Standard">
      <style:text-properties officeooo:rsid="001def46" officeooo:paragraph-rsid="001efede"/>
    </style:style>
    <style:style style:name="P20" style:family="paragraph" style:parent-style-name="Standard">
      <style:text-properties officeooo:rsid="001efede" officeooo:paragraph-rsid="001efede"/>
    </style:style>
    <style:style style:name="P21" style:family="paragraph" style:parent-style-name="Standard">
      <style:text-properties officeooo:rsid="0021c022" officeooo:paragraph-rsid="0021c022"/>
    </style:style>
    <style:style style:name="P22" style:family="paragraph" style:parent-style-name="Standard">
      <style:text-properties officeooo:rsid="0022db4d" officeooo:paragraph-rsid="0022db4d"/>
    </style:style>
    <style:style style:name="P23" style:family="paragraph" style:parent-style-name="Standard">
      <style:text-properties officeooo:rsid="00236871" officeooo:paragraph-rsid="00236871"/>
    </style:style>
    <style:style style:name="P24" style:family="paragraph" style:parent-style-name="Standard">
      <style:text-properties officeooo:rsid="00241d54" officeooo:paragraph-rsid="00241d54"/>
    </style:style>
    <style:style style:name="P25" style:family="paragraph" style:parent-style-name="Standard">
      <style:text-properties officeooo:rsid="0025f35b" officeooo:paragraph-rsid="0025f35b"/>
    </style:style>
    <style:style style:name="P26" style:family="paragraph" style:parent-style-name="Standard">
      <style:text-properties officeooo:rsid="0025f35b" officeooo:paragraph-rsid="0027349d"/>
    </style:style>
    <style:style style:name="P27" style:family="paragraph" style:parent-style-name="Text_20_body">
      <style:text-properties officeooo:rsid="001929eb" officeooo:paragraph-rsid="001929eb"/>
    </style:style>
    <style:style style:name="P28" style:family="paragraph" style:parent-style-name="Text_20_body">
      <style:text-properties officeooo:rsid="001929eb" officeooo:paragraph-rsid="0025f35b"/>
    </style:style>
    <style:style style:name="T1" style:family="text">
      <style:text-properties officeooo:rsid="0015a46b"/>
    </style:style>
    <style:style style:name="T2" style:family="text">
      <style:text-properties officeooo:rsid="001799a8"/>
    </style:style>
    <style:style style:name="T3" style:family="text">
      <style:text-properties style:font-name="Liberation Sans" fo:font-size="14.1000003814697pt" fo:font-weight="bold" officeooo:rsid="001799a8" style:font-name-asian="PingFang SC" style:font-size-asian="14.1000003814697pt" style:font-weight-asian="bold" style:font-name-complex="Arial Unicode MS" style:font-size-complex="14.1000003814697pt" style:font-weight-complex="bold"/>
    </style:style>
    <style:style style:name="T4" style:family="text">
      <style:text-properties fo:font-weight="bold" style:font-weight-asian="bold" style:font-weight-complex="bold"/>
    </style:style>
    <style:style style:name="T5" style:family="text">
      <style:text-properties officeooo:rsid="00185864"/>
    </style:style>
    <style:style style:name="T6" style:family="text">
      <style:text-properties officeooo:rsid="001a0c19"/>
    </style:style>
    <style:style style:name="T7" style:family="text">
      <style:text-properties officeooo:rsid="001be14d"/>
    </style:style>
    <style:style style:name="T8" style:family="text">
      <style:text-properties officeooo:rsid="001d777d"/>
    </style:style>
    <style:style style:name="T9" style:family="text">
      <style:text-properties officeooo:rsid="001efede"/>
    </style:style>
    <style:style style:name="T10" style:family="text">
      <style:text-properties officeooo:rsid="0020f955"/>
    </style:style>
    <style:style style:name="T11" style:family="text">
      <style:text-properties officeooo:rsid="0022db4d"/>
    </style:style>
    <style:style style:name="T12" style:family="text">
      <style:text-properties officeooo:rsid="00236871"/>
    </style:style>
    <style:style style:name="T13" style:family="text">
      <style:text-properties officeooo:rsid="00241d54"/>
    </style:style>
    <style:style style:name="T14" style:family="text">
      <style:text-properties officeooo:rsid="0025f35b"/>
    </style:style>
    <style:style style:name="T15" style:family="text">
      <style:text-properties officeooo:rsid="0027349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lphabetic List of<text:line-break/>Physical Information Systems</text:p>
      <text:p text:style-name="Subtitle">Standard Dictionary for Path Semantics</text:p>
      <text:p text:style-name="P15">by Michael Loye, Sven Nilsen, 2025</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46_543692808" text:style-name="Index_20_Link" text:visited-style-name="Index_20_Link">Actuator<text:tab/>1</text:a></text:p>
          <text:p text:style-name="P1"><text:a xlink:type="simple" xlink:href="#__RefHeading___Toc144_543692808" text:style-name="Index_20_Link" text:visited-style-name="Index_20_Link">Anomaly Detector<text:tab/>1</text:a></text:p>
          <text:p text:style-name="P1"><text:a xlink:type="simple" xlink:href="#__RefHeading___Toc106_543692808" text:style-name="Index_20_Link" text:visited-style-name="Index_20_Link">A-Sym – Algebraic Symmetry<text:tab/>2</text:a></text:p>
          <text:p text:style-name="P1"><text:a xlink:type="simple" xlink:href="#__RefHeading___Toc112_543692808" text:style-name="Index_20_Link" text:visited-style-name="Index_20_Link">Coh – Coherence<text:tab/>2</text:a></text:p>
          <text:p text:style-name="P1"><text:a xlink:type="simple" xlink:href="#__RefHeading___Toc115_543692808" text:style-name="Index_20_Link" text:visited-style-name="Index_20_Link">Cor – Correspondence<text:tab/>2</text:a></text:p>
          <text:p text:style-name="P1"><text:a xlink:type="simple" xlink:href="#__RefHeading___Toc118_543692808" text:style-name="Index_20_Link" text:visited-style-name="Index_20_Link">C-Sym – Computational Symmetry<text:tab/>2</text:a></text:p>
          <text:p text:style-name="P1"><text:a xlink:type="simple" xlink:href="#__RefHeading___Toc120_543692808" text:style-name="Index_20_Link" text:visited-style-name="Index_20_Link">DeCoh – Decoherence (heat)<text:tab/>3</text:a></text:p>
          <text:p text:style-name="P1"><text:a xlink:type="simple" xlink:href="#__RefHeading___Toc122_543692808" text:style-name="Index_20_Link" text:visited-style-name="Index_20_Link">GIM – General Information Matter correspondence<text:tab/>3</text:a></text:p>
          <text:p text:style-name="P1"><text:a xlink:type="simple" xlink:href="#__RefHeading___Toc126_543692808" text:style-name="Index_20_Link" text:visited-style-name="Index_20_Link">IB – Information Boundary<text:tab/>3</text:a></text:p>
          <text:p text:style-name="P1"><text:a xlink:type="simple" xlink:href="#__RefHeading___Toc109_543692808" text:style-name="Index_20_Link" text:visited-style-name="Index_20_Link">IO – Input/Output<text:tab/>4</text:a></text:p>
          <text:p text:style-name="P1"><text:a xlink:type="simple" xlink:href="#__RefHeading___Toc128_543692808" text:style-name="Index_20_Link" text:visited-style-name="Index_20_Link">ITC – Information Theoretical Construct<text:tab/>4</text:a></text:p>
          <text:p text:style-name="P1"><text:a xlink:type="simple" xlink:href="#__RefHeading___Toc130_543692808" text:style-name="Index_20_Link" text:visited-style-name="Index_20_Link">ITC-IO – Information Theoretical Construct Input/Output<text:tab/>4</text:a></text:p>
          <text:p text:style-name="P1"><text:a xlink:type="simple" xlink:href="#__RefHeading___Toc132_543692808" text:style-name="Index_20_Link" text:visited-style-name="Index_20_Link">PI – Physical Information<text:tab/>5</text:a></text:p>
          <text:p text:style-name="P1"><text:a xlink:type="simple" xlink:href="#__RefHeading___Toc134_543692808" text:style-name="Index_20_Link" text:visited-style-name="Index_20_Link">RS – Real Space<text:tab/>5</text:a></text:p>
          <text:p text:style-name="P1"><text:a xlink:type="simple" xlink:href="#__RefHeading___Toc136_543692808" text:style-name="Index_20_Link" text:visited-style-name="Index_20_Link">RSC – Real Space Construct<text:tab/>5</text:a></text:p>
          <text:p text:style-name="P1"><text:a xlink:type="simple" xlink:href="#__RefHeading___Toc148_543692808" text:style-name="Index_20_Link" text:visited-style-name="Index_20_Link">Sensor<text:tab/>5</text:a></text:p>
          <text:p text:style-name="P1"><text:a xlink:type="simple" xlink:href="#__RefHeading___Toc138_543692808" text:style-name="Index_20_Link" text:visited-style-name="Index_20_Link">SS – Simulated Space<text:tab/>5</text:a></text:p>
          <text:p text:style-name="P1"><text:a xlink:type="simple" xlink:href="#__RefHeading___Toc140_543692808" text:style-name="Index_20_Link" text:visited-style-name="Index_20_Link">SSC – Simulated Space Construct<text:tab/>5</text:a></text:p>
        </text:index-body>
      </text:table-of-content>
      <text:p text:style-name="P8"/>
      <text:h text:style-name="P4" text:outline-level="3"><text:bookmark-start text:name="__RefHeading___Toc146_543692808"/>Actuator<text:bookmark-end text:name="__RefHeading___Toc146_543692808"/></text:h>
      <text:p text:style-name="P27">An <text:span text:style-name="T6">A</text:span>ctuator i<text:span text:style-name="T14">s</text:span> an ITC-IO machine where we can <text:span text:style-name="T6">might ignore</text:span> the output. <text:span text:style-name="T6">In a theoretical sense, the Actuator ITC-IO machine must be a composition of two ITC-IO machines in a serial connection. The first produces less information out than in, performing work in the environment. The second might be the identity ITC-IO machine, or it could be a source of information, producing more information out than we put in. In the latter case, the Actuator can be thought of as a mixed Actuator-Sensor, which requires action first before receiving new data.</text:span></text:p>
      <text:h text:style-name="P4" text:outline-level="3"><text:bookmark-start text:name="__RefHeading___Toc144_543692808"/>Anomaly Detector<text:bookmark-end text:name="__RefHeading___Toc144_543692808"/></text:h>
      <text:p text:style-name="P27">An Anomaly Detector is a <text:span text:style-name="T6">S</text:span>ensor <text:span text:style-name="T6">ITC-IO machine. Like all Sensors, the Anomaly Detector</text:span> <text:span text:style-name="T6">uses</text:span> two ITC-IO machine<text:span text:style-name="T6">s</text:span> that measures deviations <text:span text:style-name="T6">relative to each other. One ITC-IO machine might be theoretical, a predictive model of the other machine in absence of anomalies. The Anomaly Detector is constructed in a such way that it breaks down in the presence of sinks or sources of information. Th</text:span><text:span text:style-name="T7">e input to an Anomaly Detector is scrambled, yet predicted precisely, to scan as many configurations as possible. If the input is repeated, then the search gets constrained to anomalies that react on periodic signals. There is no well defined Anomaly Detector, but various detectors might be constructed to break down when experiments do not match theory.</text:span></text:p>
      <text:h text:style-name="Heading_20_3" text:outline-level="3"><text:bookmark-start text:name="__RefHeading___Toc106_543692808"/><text:soft-page-break/>A-Sym – Algebraic Symmetry<text:bookmark-end text:name="__RefHeading___Toc106_543692808"/></text:h>
      <text:p text:style-name="Standard">Laws:</text:p>
      <text:p text:style-name="Standard"/>
      <text:p text:style-name="Standard"><text:tab/><text:span text:style-name="T1">A-Sym =&gt; C-</text:span><text:span text:style-name="T5">S</text:span><text:span text:style-name="T1">ym</text:span></text:p>
      <text:p text:style-name="P10"/>
      <text:p text:style-name="P13">A-Sym is a particular kind of C-Sym that is restricted to binary operators or higher operators.</text:p>
      <text:p text:style-name="P14">This is because unary operators can not have A-Sym. <text:span text:style-name="T5">In the case of binary operators, A-Sym is implicitly defined, but for higher operators it needs to be explicitly defined. The following definition holds for binary operators:</text:span></text:p>
      <text:p text:style-name="P13"/>
      <text:p text:style-name="P13">If `f` <text:span text:style-name="T4">has</text:span> A-Sym, then `f(x, y) == f(y, x)` for some `x, y`.</text:p>
      <text:p text:style-name="P13">If `f` <text:span text:style-name="T4">is</text:span> A-Sym, then `f(x, y) == f(y, x)` for all `x, y`.</text:p>
      <text:p text:style-name="P11"/>
      <text:h text:style-name="Heading_20_3" text:outline-level="3"><text:bookmark-start text:name="__RefHeading___Toc112_543692808"/>Coh – Coherence<text:bookmark-end text:name="__RefHeading___Toc112_543692808"/></text:h>
      <text:p text:style-name="P16">Laws:</text:p>
      <text:p text:style-name="P16"/>
      <text:p text:style-name="P16"><text:tab/><text:span text:style-name="T7">C-Sym =&gt; Coh | DeCoh</text:span></text:p>
      <text:p text:style-name="P16"/>
      <text:p text:style-name="P17"><text:span text:style-name="T8">Coh</text:span> is a quantum property of ITC-IO machines which is only enabled by parallel inputs. <text:span text:style-name="T8">This is because the input can not be in an indeterminate state if we know which input gate it goes through. Therefore, there must be at least two input gates to enable an indeterminate state. In a quantum computer, a single input gate might have indeterminate state, so it counts as parallel input. Since we do not know which input gate the indeterminate state goes through, this is a form of C-Sym. Coh might not require usable energy to be preserved, but this is only possible in the absence of DeCoh. In quantum computers we use error correction codes to maintain Coh. This both produces Coh and DeCoh (in the form of heat) and hence error correction codes needs usable energy.</text:span></text:p>
      <text:p text:style-name="P10"/>
      <text:h text:style-name="Heading_20_3" text:outline-level="3"><text:bookmark-start text:name="__RefHeading___Toc115_543692808"/>Cor – Correspondence<text:bookmark-end text:name="__RefHeading___Toc115_543692808"/></text:h>
      <text:p text:style-name="P18">A Cor is a shared property between two systems, that might be of the same kind or of different kinds. This property is not restricted to ITC-IO machines. For example, in Category Theory, a functor is a correspondence between two categories. With other words, a correspondence might be physical or abstract. A physical correspondence usually does not require physical interaction, because when we speak about physical interactions, we tend to use other terminology. The way Cor happens is usually due to internal configurations in systems, causing a Cor not through direct interaction, but by being mathematically related to each other through composition.</text:p>
      <text:p text:style-name="P12"/>
      <text:h text:style-name="Heading_20_3" text:outline-level="3"><text:bookmark-start text:name="__RefHeading___Toc118_543692808"/>C-Sym – Computational Symmetry<text:bookmark-end text:name="__RefHeading___Toc118_543692808"/></text:h>
      <text:p text:style-name="P18">Laws:</text:p>
      <text:p text:style-name="P18"/>
      <text:p text:style-name="P18"><text:tab/>A-Sym =&gt; C-Sym</text:p>
      <text:p text:style-name="P18"><text:tab/><text:span text:style-name="T7">C-Sym =&gt; Coh | DeCoh</text:span></text:p>
      <text:p text:style-name="P18"/>
      <text:p text:style-name="P18">A C-Sym is a property of two functional identical ITC-IO machines, which are given two inputs with two states, `x, y`, such that they commute with respect to their outputs. If the input is serial, then the ITC-IO machine will produce DeCoh in the form of heat. <text:span text:style-name="T9">This is because the information about the order of `x, y` vs `y, x` is lost. Hence, since ITC-IO is a particular form of IB, this lost information must be preserved, somehow. The default way of interpreting lost information in any IB is in the form of heat, radiating from the machine. If the input is parallel, Coh might be produced.</text:span></text:p>
      <text:h text:style-name="Heading_20_3" text:outline-level="3"><text:bookmark-start text:name="__RefHeading___Toc120_543692808"/><text:soft-page-break/>DeCoh – Decoherence <text:span text:style-name="T2">(heat)</text:span><text:bookmark-end text:name="__RefHeading___Toc120_543692808"/></text:h>
      <text:p text:style-name="P19">Laws:</text:p>
      <text:p text:style-name="P19"/>
      <text:p text:style-name="P19"><text:tab/><text:span text:style-name="T7">C-Sym =&gt; Coh | DeCoh</text:span></text:p>
      <text:p text:style-name="P19"/>
      <text:p text:style-name="P20">A DeCoh is a particular form of C-Sym. Traditionally, this connection has not been very well understood in computer science. DeCoh happens in all ITC-IO machines with serial inputs that produce less information out than they receive in. This property might be thought of as a C-Sym between two functional identical ITC-IO machines, where `x, y` sent to one is `y, x` for another. Here, there can be an abtrary number of states between `x` and `y`. <text:span text:style-name="T10">Also, `x, y` must at least be possibly symbolic distinct in some possible world, otherwise it would be possible to perform a homotopic contraction of the two ITC-IO machines into one ITC-IO machine. This means that symbolic distinction is fundamental for DeCoh (regardless of the idea of using symbolic distinction to explain consciousness in Wolfram models using Avatar Hypergraph Rewriting). When inputs are parallel, DeCoh might still be produced, when the environment IB stores the information of which input gate `x` goes versus the input gate where `y` goes.</text:span></text:p>
      <text:p text:style-name="P10"/>
      <text:h text:style-name="Heading_20_3" text:outline-level="3"><text:bookmark-start text:name="__RefHeading___Toc122_543692808"/>GIM – General Information Matter <text:span text:style-name="T1">c</text:span>orrespondence<text:bookmark-end text:name="__RefHeading___Toc122_543692808"/></text:h>
      <text:p text:style-name="P21">Laws:</text:p>
      <text:p text:style-name="P21"/>
      <text:p text:style-name="P21"><text:tab/><text:span text:style-name="T11">GIM</text:span> =&gt; <text:span text:style-name="T11">ITC</text:span></text:p>
      <text:p text:style-name="P21"/>
      <text:p text:style-name="P21">A GIM is produced by performing particular physical ITC experiments. This gives an ontology of that particular physical universe. For example, in the double slit experiment, one can derive the properties of quantum mechanics. There is no well defined GIM prior to performing the actual experiments. Different universes with different physical laws will produce different GIMs. In Path Semantics, we tend to blur the language boundaries between GIM and PI, because the GIM has largely already been established. However, in principle, PI does not need a specific ontology. This means, that one can talk about different GIMs when it is not implied from context that the default GIM is used, that we get from our physical experiments. For example, when somebody are simulating another possible universe with different GIM, or predicting extensions of our GIM.</text:p>
      <text:p text:style-name="P10"/>
      <text:h text:style-name="Heading_20_3" text:outline-level="3"><text:bookmark-start text:name="__RefHeading___Toc126_543692808"/>IB – Information Boundary<text:bookmark-end text:name="__RefHeading___Toc126_543692808"/></text:h>
      <text:p text:style-name="P23">Laws:</text:p>
      <text:p text:style-name="P23"/>
      <text:p text:style-name="P23"><text:tab/><text:span text:style-name="T13">IO =&gt; IB</text:span></text:p>
      <text:p text:style-name="P23"><text:tab/>IB =&gt; PI</text:p>
      <text:p text:style-name="P22"/>
      <text:p text:style-name="P22">An IB is any <text:span text:style-name="T12">PI </text:span>system that maintains information. This does not imply that there is IO, nor does it imply that the system is open or closed. Maintaining information can require useful energy, such as error correction codes, or it might not require useful energy, for example in the state of photon. The general idea is whenever information goes in or out, there is some associated physical phenomena.</text:p>
      <text:p text:style-name="P9"/>
      <text:h text:style-name="P3" text:outline-level="3"><text:span text:style-name="T3"/></text:h>
      <text:h text:style-name="P2" text:outline-level="3"><text:bookmark-start text:name="__RefHeading___Toc109_543692808"/><text:span text:style-name="T3">IO</text:span> – <text:span text:style-name="T3">Input/Output</text:span><text:bookmark-end text:name="__RefHeading___Toc109_543692808"/></text:h>
      <text:p text:style-name="P23">Laws:</text:p>
      <text:p text:style-name="P23"/>
      <text:p text:style-name="P23"><text:tab/>IO =&gt; IB</text:p>
      <text:p text:style-name="P22"/>
      <text:p text:style-name="P22">An IO is an IB where one can control information going in or out. This does not imply total control. There might be side effects that are beyond the control of any observer. Also, the sense of control is kind of a joke, because the observer is also an object subject to laws of physics. This undermines the very idea of IO. Despite being a wrong idea, IO makes it easier for people to wrap their heads around various physical systems. This means, some control is required, but there are different philosophical perspectives on this kind of control. There is no way to tell what a “correct” philosophical position would be like. People just define different kinds of control. Sticking to a definition is <text:span text:style-name="T12">therefore not a valid claim on ontological truth, but merely a practical language tool. This also produces a kind of paradox, where a GIM produces physical ontology, but is built on IO.</text:span></text:p>
      <text:p text:style-name="Standard"/>
      <text:h text:style-name="Heading_20_3" text:outline-level="3"><text:bookmark-start text:name="__RefHeading___Toc128_543692808"/>ITC – Information Theoretical Construct<text:bookmark-end text:name="__RefHeading___Toc128_543692808"/></text:h>
      <text:p text:style-name="P23">Laws:</text:p>
      <text:p text:style-name="P23"/>
      <text:p text:style-name="P23"><text:tab/>GIM =&gt; ITC</text:p>
      <text:p text:style-name="P23"><text:tab/>ITC =&gt; ITC-IO</text:p>
      <text:p text:style-name="P23"/>
      <text:p text:style-name="P23">An ITC is a particular physical experiment that simulates an ITC-IO machine. ITCs are much more complex to wrap your head around than ITC-IO machines. It is because an ITC is the analogue of a real computer, while an ITC-IO machine is the analogue of a Turing computer. Now, this analogue is very good, since a real computer can be thought of as an example of as an ITC experiment. Also, a finite Turing machine can be thought of as an ITC-IO machine. From ITC we get GIM which is used to give an ontology to physical laws in our universe.</text:p>
      <text:p text:style-name="P9"/>
      <text:h text:style-name="Heading_20_3" text:outline-level="3"><text:bookmark-start text:name="__RefHeading___Toc130_543692808"/>ITC-<text:span text:style-name="T2">IO</text:span> – Information Theoretical Construct <text:span text:style-name="T3">Input/Output</text:span><text:bookmark-end text:name="__RefHeading___Toc130_543692808"/></text:h>
      <text:p text:style-name="P24">Laws:</text:p>
      <text:p text:style-name="P24"/>
      <text:p text:style-name="P24"><text:tab/><text:span text:style-name="T12">ITC =&gt; ITC-IO</text:span></text:p>
      <text:p text:style-name="P24"><text:tab/>ITC-IO =&gt; IO</text:p>
      <text:p text:style-name="P24"/>
      <text:p text:style-name="P24">An ITC-IO machine is an abstract model of an ITC experiment. It is also an IO system. The IO is dropped when talking about ITC experiments, because it is not philosophically sound to think about what happens in the physical world as observers having arbitrary choice over input and output. This is an illusion of control, which is very useful, but that is only due to the concept of an ITC-IO machine. ITC-IO machines span a wide range of physical phenomena, for example, both classical and quantum computers, computer networks and most physical experiments. An ITC-IO machine is particular useful because it provides semantics for when some physical system produces Coh or DeCoh by C-Sym. C-Sym is a particular property of some inputs with respect to some outputs.</text:p>
      <text:p text:style-name="P9"/>
      <text:h text:style-name="P5" text:outline-level="3"/>
      <text:h text:style-name="P6" text:outline-level="3"><text:bookmark-start text:name="__RefHeading___Toc132_543692808"/>PI – Physical Information<text:bookmark-end text:name="__RefHeading___Toc132_543692808"/></text:h>
      <text:p text:style-name="P24">Laws:</text:p>
      <text:p text:style-name="P24"/>
      <text:p text:style-name="P24"><text:tab/>IB =&gt; PI</text:p>
      <text:p text:style-name="P24"/>
      <text:p text:style-name="P24">PI is the highest abstraction when considering physical systems from the perspective of information. From this perspective, it might not be necessarily true that information is maintained <text:span text:style-name="T14">as</text:span> <text:span text:style-name="T14">an IB. However all IBs are PIs.</text:span></text:p>
      <text:p text:style-name="Standard"/>
      <text:h text:style-name="Heading_20_3" text:outline-level="3"><text:bookmark-start text:name="__RefHeading___Toc134_543692808"/>RS – Real Space<text:bookmark-end text:name="__RefHeading___Toc134_543692808"/></text:h>
      <text:p text:style-name="P25">RS refers to physical space, in the sense of the real world.</text:p>
      <text:p text:style-name="P9"/>
      <text:h text:style-name="Heading_20_3" text:outline-level="3"><text:bookmark-start text:name="__RefHeading___Toc136_543692808"/>RSC – Real Space Construct<text:bookmark-end text:name="__RefHeading___Toc136_543692808"/></text:h>
      <text:p text:style-name="P25">RSC refers to some construct in RS.</text:p>
      <text:p text:style-name="P9"/>
      <text:h text:style-name="P7" text:outline-level="3"><text:bookmark-start text:name="__RefHeading___Toc148_543692808"/>Sensor<text:bookmark-end text:name="__RefHeading___Toc148_543692808"/></text:h>
      <text:p text:style-name="P28">A <text:span text:style-name="T14">Sensor</text:span> i<text:span text:style-name="T14">s</text:span> an ITC-IO machine where we can <text:span text:style-name="T6">might ignore</text:span> the <text:span text:style-name="T14">input</text:span>. <text:span text:style-name="T6">In a theoretical sense, the </text:span><text:span text:style-name="T14">Sensor</text:span><text:span text:style-name="T6"> ITC-IO machine must be a composition of two ITC-IO machines in a serial connection. The first produces less information out than in, performing work in the environment. The </text:span><text:span text:style-name="T14">first</text:span><text:span text:style-name="T6"> might be the </text:span><text:span text:style-name="T14">unit</text:span><text:span text:style-name="T6"> ITC-IO machine, or it could be a </text:span><text:span text:style-name="T14">sink</text:span><text:span text:style-name="T6"> of information, </text:span><text:span text:style-name="T14">sending</text:span><text:span text:style-name="T6"> more information </text:span><text:span text:style-name="T14">in</text:span><text:span text:style-name="T6"> than we </text:span><text:span text:style-name="T14">get</text:span><text:span text:style-name="T6"> </text:span><text:span text:style-name="T14">out</text:span><text:span text:style-name="T6">. In the latter case, the </text:span><text:span text:style-name="T14">Sensor</text:span><text:span text:style-name="T6"> can be thought of as a mixed Actuator-Sensor, which requires action first before receiving new data. </text:span><text:span text:style-name="T14">A</text:span><text:span text:style-name="T6">ll Sensors </text:span><text:span text:style-name="T14">use</text:span> two ITC-IO machine<text:span text:style-name="T6">s </text:span><text:span text:style-name="T14">(side by side)</text:span> that measure deviations <text:span text:style-name="T6">relative to each other. One ITC-IO machine might be theoretical, a predictive model of the other machine in absence of </text:span><text:span text:style-name="T14">sensory input</text:span><text:span text:style-name="T6">. The </text:span><text:span text:style-name="T14">Sensor</text:span><text:span text:style-name="T6"> is constructed in a such way that it breaks down in the presence of sources of information. </text:span><text:span text:style-name="T15">Therefore, a Sensor is kind of grounded in an ideal ITC, but also, it deviates occationally from that description.</text:span></text:p>
      <text:p text:style-name="P9"/>
      <text:h text:style-name="Heading_20_3" text:outline-level="3"><text:bookmark-start text:name="__RefHeading___Toc138_543692808"/>SS – Simulated Space<text:bookmark-end text:name="__RefHeading___Toc138_543692808"/></text:h>
      <text:p text:style-name="P26"><text:span text:style-name="T15">S</text:span>S refers to <text:span text:style-name="T15">simulated</text:span> space, in the sense of <text:span text:style-name="T15">a computer simulation</text:span>.</text:p>
      <text:p text:style-name="P9"/>
      <text:h text:style-name="Heading_20_3" text:outline-level="3"><text:bookmark-start text:name="__RefHeading___Toc140_543692808"/>SSC – Simulated Space Construct<text:bookmark-end text:name="__RefHeading___Toc140_543692808"/></text:h>
      <text:p text:style-name="P26"><text:span text:style-name="T15">S</text:span>SC refers to some construct in <text:span text:style-name="T15">S</text:span>S.</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10-15T11:46:01.356349712</meta:creation-date>
    <dc:date>2025-10-15T14:53:32.214610867</dc:date>
    <meta:editing-duration>PT5M19S</meta:editing-duration>
    <meta:editing-cycles>1</meta:editing-cycles>
    <meta:document-statistic meta:table-count="0" meta:image-count="0" meta:object-count="0" meta:page-count="5" meta:paragraph-count="85" meta:word-count="1833" meta:character-count="10892" meta:non-whitespace-character-count="9100"/>
    <meta:generator>LibreOffice/7.2.2.2$MacOSX_X86_64 LibreOffice_project/02b2acce88a210515b4a5bb2e46cbfb63fe97d56</meta:generator>
  </office:meta>
</office:document-meta>
</file>